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E62594C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15cm" fo:min-width="4.3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1.85cm" fo:min-width="16.3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-color="#000000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ffff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cm" svg:height="10.124cm" svg:x="0cm" svg:y="0cm">
          <draw:image xlink:href="Pictures/1000000000000500000002D0E62594C6.jpg" xlink:type="simple" xlink:show="embed" xlink:actuate="onLoad">
            <text:p/>
          </draw:image>
        </draw:frame>
        <draw:custom-shape draw:style-name="gr2" draw:text-style-name="P2" draw:layer="layout" svg:width="4.8cm" svg:height="1.4cm" svg:x="2.1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6.8cm" svg:height="2.1cm" svg:x="0.5cm" svg:y="7.8cm">
          <text:p text:style-name="P3"><text:span text:style-name="T1">Complexo é diferente de Complicado!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14T00:41:19.977283836</dc:date>
    <meta:editing-duration>PT13M37S</meta:editing-duration>
    <meta:editing-cycles>4</meta:editing-cycles>
    <meta:generator>LibreOffice/4.4.5.2$Linux_X86_64 LibreOffice_project/40m0$Build-2</meta:generator>
    <meta:document-statistic meta:object-count="3"/>
  </office:meta>
</office:document-meta>
</file>